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2cm" style:rel-width="100%" fo:margin-left="0cm" table:align="left"/>
    </style:style>
    <style:style style:name="Tabella1.A" style:family="table-column">
      <style:table-column-properties style:column-width="0.85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75pt outset #000000"/>
    </style:style>
    <style:style style:name="Tabella2" style:family="table">
      <style:table-properties style:width="17.249cm" fo:margin-left="0cm" table:align="left"/>
    </style:style>
    <style:style style:name="Tabella2.A" style:family="table-column">
      <style:table-column-properties style:column-width="17.249cm"/>
    </style:style>
    <style:style style:name="Tabella2.A1" style:family="table-cell">
      <style:table-cell-properties fo:padding-left="0.191cm" fo:padding-right="0.191cm" fo:padding-top="0cm" fo:padding-bottom="0cm" fo:border="0.5pt solid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81cm" style:rel-column-width="392*"/>
    </style:style>
    <style:style style:name="Tabella3.B" style:family="table-column">
      <style:table-column-properties style:column-width="16.321cm" style:rel-column-width="9397*"/>
    </style:style>
    <style:style style:name="Tabella3.A1" style:family="table-cell">
      <style:table-cell-properties fo:padding="0.106cm" fo:border="0.75pt outset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6cm" style:rel-column-width="395*"/>
    </style:style>
    <style:style style:name="Tabella4.B" style:family="table-column">
      <style:table-column-properties style:column-width="2.727cm" style:rel-column-width="1570*"/>
    </style:style>
    <style:style style:name="Tabella4.C" style:family="table-column">
      <style:table-column-properties style:column-width="2.346cm" style:rel-column-width="1351*"/>
    </style:style>
    <style:style style:name="Tabella4.D" style:family="table-column">
      <style:table-column-properties style:column-width="4.597cm" style:rel-column-width="2647*"/>
    </style:style>
    <style:style style:name="Tabella4.E" style:family="table-column">
      <style:table-column-properties style:column-width="2.387cm" style:rel-column-width="1374*"/>
    </style:style>
    <style:style style:name="Tabella4.F" style:family="table-column">
      <style:table-column-properties style:column-width="4.258cm" style:rel-column-width="2452*"/>
    </style:style>
    <style:style style:name="Tabella4.A1" style:family="table-cell">
      <style:table-cell-properties fo:padding="0.106cm" fo:border="0.75pt outset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1cm" style:rel-column-width="392*"/>
    </style:style>
    <style:style style:name="Tabella5.B" style:family="table-column">
      <style:table-column-properties style:column-width="5.78cm" style:rel-column-width="3328*"/>
    </style:style>
    <style:style style:name="Tabella5.C" style:family="table-column">
      <style:table-column-properties style:column-width="3.06cm" style:rel-column-width="1762*"/>
    </style:style>
    <style:style style:name="Tabella5.D" style:family="table-column">
      <style:table-column-properties style:column-width="7.481cm" style:rel-column-width="4307*"/>
    </style:style>
    <style:style style:name="Tabella5.A1" style:family="table-cell">
      <style:table-cell-properties fo:padding="0.106cm" fo:border="0.75pt outset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1.02cm" style:rel-column-width="587*"/>
    </style:style>
    <style:style style:name="Tabella6.B" style:family="table-column">
      <style:table-column-properties style:column-width="12.582cm" style:rel-column-width="7244*"/>
    </style:style>
    <style:style style:name="Tabella6.C" style:family="table-column">
      <style:table-column-properties style:column-width="3.401cm" style:rel-column-width="1958*"/>
    </style:style>
    <style:style style:name="Tabella6.A1" style:family="table-cell">
      <style:table-cell-properties fo:padding="0.106cm" fo:border="0.75pt outset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0.85cm" style:rel-column-width="489*"/>
    </style:style>
    <style:style style:name="Tabella7.B" style:family="table-column">
      <style:table-column-properties style:column-width="16.152cm" style:rel-column-width="9300*"/>
    </style:style>
    <style:style style:name="Tabella7.A1" style:family="table-cell">
      <style:table-cell-properties fo:padding="0.106cm" fo:border="0.75pt outset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3.477cm" style:rel-column-width="2020*"/>
    </style:style>
    <style:style style:name="Tabella8.B" style:family="table-column">
      <style:table-column-properties style:column-width="3.099cm" style:rel-column-width="1801*"/>
    </style:style>
    <style:style style:name="Tabella8.C" style:family="table-column">
      <style:table-column-properties style:column-width="4.533cm" style:rel-column-width="2634*"/>
    </style:style>
    <style:style style:name="Tabella8.D" style:family="table-column">
      <style:table-column-properties style:column-width="5.893cm" style:rel-column-width="3424*"/>
    </style:style>
    <style:style style:name="Tabella8.1" style:family="table-row">
      <style:table-row-properties style:min-row-height="0.265cm"/>
    </style:style>
    <style:style style:name="Tabella8.A1" style:family="table-cell">
      <style:table-cell-properties fo:padding="0.185cm" fo:border="0.75pt outset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099cm" style:rel-column-width="1801*"/>
    </style:style>
    <style:style style:name="Tabella9.B" style:family="table-column">
      <style:table-column-properties style:column-width="2.154cm" style:rel-column-width="1251*"/>
    </style:style>
    <style:style style:name="Tabella9.C" style:family="table-column">
      <style:table-column-properties style:column-width="2.272cm" style:rel-column-width="1320*"/>
    </style:style>
    <style:style style:name="Tabella9.D" style:family="table-column">
      <style:table-column-properties style:column-width="1.332cm" style:rel-column-width="774*"/>
    </style:style>
    <style:style style:name="Tabella9.E" style:family="table-column">
      <style:table-column-properties style:column-width="3.732cm" style:rel-column-width="2169*"/>
    </style:style>
    <style:style style:name="Tabella9.F" style:family="table-column">
      <style:table-column-properties style:column-width="4.413cm" style:rel-column-width="256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75pt outset #000000"/>
    </style:style>
    <style:style style:name="Tabella10" style:family="table">
      <style:table-properties style:width="17.249cm" fo:margin-left="0cm" table:align="left"/>
    </style:style>
    <style:style style:name="Tabella10.A" style:family="table-column">
      <style:table-column-properties style:column-width="8.624cm"/>
    </style:style>
    <style:style style:name="Tabella10.B" style:family="table-column">
      <style:table-column-properties style:column-width="8.625cm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6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9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e">
      <style:text-properties style:font-name="Arial" style:font-name-complex="Arial" style:font-size-complex="12pt"/>
    </style:style>
    <style:style style:name="P12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13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14" style:family="paragraph" style:parent-style-name="Normale_20__28_Web_29_">
      <style:paragraph-properties fo:margin-top="0cm" fo:margin-bottom="0cm" style:contextual-spacing="fals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15" style:family="paragraph" style:parent-style-name="Normale">
      <style:paragraph-properties fo:margin-top="0.176cm" fo:margin-bottom="0cm" style:contextual-spacing="false" fo:text-align="center" style:justify-single-word="false" fo:background-color="#e5e5e5" fo:padding-left="0.035cm" fo:padding-right="0.035cm" fo:padding-top="0.035cm" fo:padding-bottom="0cm" fo:border="0.51pt solid #000000" style:shadow="none" style:text-autospace="ideograph-alpha" style:punctuation-wrap="hanging" style:vertical-align="auto">
        <style:background-image/>
      </style:paragraph-properties>
    </style:style>
    <style:style style:name="P16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0" style:family="paragraph" style:parent-style-name="Normale">
      <style:paragraph-properties fo:margin-top="0.176cm" fo:margin-bottom="0cm" style:contextual-spacing="false" style:line-height-at-least="0.265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1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2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24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P25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</style:style>
    <style:style style:name="P26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style:contextual-spacing="false" style:line-height-at-least="0.265cm" fo:text-align="center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0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style:contextual-spacing="false" fo:background-color="#f3f3f3" fo:padding-left="0.035cm" fo:padding-right="0.212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3" style:family="paragraph" style:parent-style-name="Normale">
      <style:paragraph-properties fo:margin-top="0.176cm" fo:margin-bottom="0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5" style:family="paragraph" style:parent-style-name="Normale">
      <style:paragraph-properties fo:margin-top="0.176cm" fo:margin-bottom="0cm" style:contextual-spacing="false" fo:background-color="#e6e6e6" fo:padding-left="0.141cm" fo:padding-right="0.141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6" style:family="paragraph" style:parent-style-name="Normale">
      <style:paragraph-properties fo:margin-top="0.176cm" fo:margin-bottom="0cm" style:contextual-spacing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37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</style:style>
    <style:style style:name="P38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9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</style:style>
    <style:style style:name="P40" style:family="paragraph" style:parent-style-name="Normale">
      <style:paragraph-properties fo:margin-top="0.176cm" fo:margin-bottom="0.21cm" style:contextual-spacing="false" style:text-autospace="ideograph-alpha" style:punctuation-wrap="hanging" style:vertical-align="auto"/>
    </style:style>
    <style:style style:name="P41" style:family="paragraph" style:parent-style-name="Normale">
      <style:paragraph-properties fo:margin-left="1.011cm" fo:margin-right="0cm" fo:margin-top="0.176cm" fo:margin-bottom="0cm" style:contextual-spacing="false" fo:text-indent="0cm" style:auto-text-indent="fals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2" style:family="paragraph" style:parent-style-name="Normale">
      <style:paragraph-properties fo:margin-top="0.21cm" fo:margin-bottom="0.423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3" style:family="paragraph" style:parent-style-name="Normale" style:master-page-name="MPF0">
      <style:paragraph-properties fo:margin-top="0.176cm" fo:margin-bottom="0cm" style:contextual-spacing="false" fo:text-align="center" style:justify-single-word="false" style:page-number="auto" fo:break-before="page" fo:background-color="#e5e5e5" fo:padding-left="0.035cm" fo:padding-right="0.035cm" fo:padding-top="0.035cm" fo:padding-bottom="0cm" fo:border="0.51pt solid #000000" style:shadow="none" style:text-autospace="ideograph-alpha" style:punctuation-wrap="hanging" style:vertical-align="auto">
        <style:background-image/>
      </style:paragraph-properties>
    </style:style>
    <style:style style:name="P44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officeooo:rsid="000f910d" officeooo:paragraph-rsid="000f910d"/>
    </style:style>
    <style:style style:name="P4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officeooo:rsid="000f910d" officeooo:paragraph-rsid="000f910d"/>
    </style:style>
    <style:style style:name="P46" style:family="paragraph">
      <style:paragraph-properties fo:text-align="justify"/>
    </style:style>
    <style:style style:name="P47" style:family="paragraph">
      <style:paragraph-properties fo:margin-top="0cm" fo:margin-bottom="0cm"/>
    </style:style>
    <style:style style:name="P48" style:family="paragraph">
      <style:paragraph-properties fo:margin-left="9.991cm" fo:margin-right="0cm" fo:text-align="justify" fo:text-indent="0cm">
        <style:tab-stops/>
      </style:paragraph-properties>
    </style:style>
    <style:style style:name="P49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color="#000000" style:font-name="Arial" fo:font-size="8pt" style:font-size-asian="8pt" style:font-name-complex="Arial" style:font-size-complex="8pt"/>
    </style:style>
    <style:style style:name="T3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4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5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00"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Arial" fo:font-size="8pt" style:font-size-asian="8pt" style:font-name-complex="Arial" style:font-size-complex="8pt"/>
    </style:style>
    <style:style style:name="T13" style:family="text">
      <style:text-properties style:font-name="Arial" fo:font-size="8pt" officeooo:rsid="000f910d" style:font-size-asian="8pt" style:font-name-complex="Arial" style:font-size-complex="8pt"/>
    </style:style>
    <style:style style:name="T14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5" style:family="text">
      <style:text-properties style:font-name="Arial" fo:font-size="8pt" fo:background-color="#ffff00" style:font-size-asian="8pt" style:font-size-complex="8pt"/>
    </style:style>
    <style:style style:name="T16" style:family="text">
      <style:text-properties style:font-name="Arial" fo:font-size="8pt" fo:background-color="#ffff00" style:font-size-asian="8pt" style:font-name-complex="Arial" style:font-size-complex="8pt"/>
    </style:style>
    <style:style style:name="T1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officeooo:rsid="000f910d"/>
    </style:style>
    <style:style style:name="T19" style:family="text">
      <style:text-properties style:font-name="Arial" fo:font-size="22pt" fo:font-weight="bold" style:font-size-asian="22pt" style:font-weight-asian="bold"/>
    </style:style>
    <style:style style:name="T20" style:family="text">
      <style:text-properties fo:font-size="16pt" fo:font-style="italic" style:font-size-asian="16pt" style:font-style-asian="italic" style:font-size-complex="16pt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Car._20_predefinito_20_paragrafo"><text:span text:style-name="T7">PROCEDIMENTO ORDINARIO </text:span></text:span></text:p>
      <text:p text:style-name="P15"><text:span text:style-name="Car._20_predefinito_20_paragrafo"><text:span text:style-name="T7">ISTANZA DI AUTORIZZAZIONE PAESAGGISTICA </text:span></text:span></text:p>
      <text:p text:style-name="P15"><text:span text:style-name="Car._20_predefinito_20_paragrafo"><text:span text:style-name="T7">AI SENSI DELL’ART. 146 DLGS 42/2004 e smi</text:span></text:span></text:p>
      <text:p text:style-name="P15"><text:span text:style-name="Car._20_predefinito_20_paragrafo"><text:span text:style-name="T7">RELAZIONE TECNICA ILLUSTRATIVA</text:span></text:span></text:p>
      <text:p text:style-name="P16"/>
      <text:p text:style-name="P39"><text:span text:style-name="Car._20_predefinito_20_paragrafo"><text:span text:style-name="T8">INTERVENTO: [oggetto]</text:span></text:span></text:p>
      <text:p text:style-name="P39"><text:span text:style-name="Car._20_predefinito_20_paragrafo"><text:span text:style-name="T8">UBICAZIONE : [ubicazione]</text:span></text:span></text:p>
      <text:p text:style-name="P39"><text:span text:style-name="Car._20_predefinito_20_paragrafo"><text:span text:style-name="T8">ISTANZA PERVENUTA IL [data_presentazione] PROT.</text:span></text:span><text:span text:style-name="Car._20_predefinito_20_paragrafo"><text:span text:style-name="T9"> </text:span></text:span><text:span text:style-name="Car._20_predefinito_20_paragrafo"><text:span text:style-name="T8">DEL [protocollo]</text:span></text:span></text:p>
      <text:p text:style-name="P29">RICHIEDENTI : [elenco_richiedenti]</text:p>
      <text:p text:style-name="P31"><text:span text:style-name="Car._20_predefinito_20_paragrafo"><text:span text:style-name="T8">PROGETTISTA : [elenco_progettisti]</text:span></text:span></text:p>
      <text:p text:style-name="P16"/>
      <text:p text:style-name="P14"><text:span text:style-name="Car._20_predefinito_20_paragrafo"><text:span text:style-name="T10">RICHIESTA DI AUTORIZZAZIONE PAESAGGISTICA</text:span></text:span><text:span text:style-name="Car._20_predefinito_20_paragrafo"><text:span text:style-name="T11"> :</text:span>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2">Non correlata a istanza di permesso di costruire o a denuncia di inizio attività ex LR 16/2008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2">Correlata a istanza di permesso di costruire ex LR16/2008, presentata in data prot.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Correlata a denuncia di inizio attività ex LR16/2008, presentata in data      prot.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8 LR10/2012 </text:span></text:span></text:p>
            <text:p text:style-name="P25"><text:span text:style-name="Car._20_predefinito_20_paragrafo"><text:span text:style-name="T2">(Conferenza di servizi in caso di SCIA)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9 LR10/2012 </text:span></text:span></text:p>
            <text:p text:style-name="P25"><text:span text:style-name="Car._20_predefinito_20_paragrafo"><text:span text:style-name="T2">(Conferenza di servizi in caso di DIA)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Correlata a istanza di procedimento di Sportello unico per le attività produttive ex art. 10 LR10/2012 </text:span></text:span></text:p>
            <text:p text:style-name="P25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2">Correlata a progetto di opera pubblica statale o di interesse statale previo accertamento di conformità </text:span></text:span></text:p>
            <text:p text:style-name="P25"><text:span text:style-name="Car._20_predefinito_20_paragrafo"><text:span text:style-name="T12">urbanistica ex DPR 383/1994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2">Altro : </text:span></text:span></text:p>
          </table:table-cell>
        </table:table-row>
      </table:table>
      <text:p text:style-name="P18"/>
      <text:p text:style-name="P18"/>
      <text:p text:style-name="P25"><text:span text:style-name="Car._20_predefinito_20_paragrafo"><text:span text:style-name="T7">DESCRIZIONE DELL’INTERVENTO :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9"><text:soft-page-break/></text:p>
      <text:p text:style-name="P19"/>
      <text:p text:style-name="P25"><text:span text:style-name="Car._20_predefinito_20_paragrafo"><text:span text:style-name="T7">INFORMAZIONI URBANISTICO - EDILIZIE</text:span></text:span></text:p>
      <text:p text:style-name="P1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25"><text:span text:style-name="Car._20_predefinito_20_paragrafo"><text:span text:style-name="T12">PIANO URBANISTICO COMUNALE (PUC) VIGENTE <text:s text:c="3"/></text:span></text:span><text:span text:style-name="Car._20_predefinito_20_paragrafo"><text:span text:style-name="T13">[zone_piano_6] [zone_piano_7]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STRUMENTO URBANISTICO ATTUATIVO (SUA) APPROVATO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PROGETTO URBANISTICO OPERATIVO (PUO) APPROVATO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SAU (SCHEMA DI ASSETTO URBANISTICO)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SOI (STUDIO ORGANICO DI INSIEME) DI PTCP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VINCOLO ARCHITETTONICO AI SENSI DEL D.LVO 22.01.2004 N. 42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PRESENZA DI CORSI D’ACQUA PUBBLICI </text:span></text:span><text:span text:style-name="Car._20_predefinito_20_paragrafo"><text:span text:style-name="T14">DEFINITE IRRILEVANTI AI FINI PAESAGGISTICI </text:span></text:span><text:span text:style-name="Car._20_predefinito_20_paragrafo"><text:span text:style-name="T12">COME DA DGR N. 5900 DEL 6,12,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PRESENZA DI CORSI D’ACQUA PUBBLICI </text:span></text:span><text:span text:style-name="Car._20_predefinito_20_paragrafo"><text:span text:style-name="T14">CON VINCOLO PAESAGGISTICO </text:span></text:span><text:span text:style-name="Car._20_predefinito_20_paragrafo"><text:span text:style-name="T12">DEFINITI IN VIA RESIDUALE CON A DGR N. 5900 DEL 6,12,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AREA PERCORSA DA INCENDI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INTERVENTO ALL’INTERNO PERIMETRO DEL SIC DI CADIBONA IT 1322326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25"><text:span text:style-name="Car._20_predefinito_20_paragrafo"><text:span text:style-name="T12">ALTRO:</text:span></text:span></text:p>
            <text:p text:style-name="P21"/>
          </table:table-cell>
        </table:table-row>
      </table:table>
      <text:p text:style-name="P16"/>
      <text:p text:style-name="P32"><text:span text:style-name="Car._20_predefinito_20_paragrafo"><text:span text:style-name="T17">VINCOLO PAESAGGISTICO </text:span></text:span></text:p>
      <text:p text:style-name="P40"><text:span text:style-name="Car._20_predefinito_20_paragrafo"><text:span text:style-name="T8">1) ESTREMI DEL PROVVEDIMENTO MINISTERIALE O REGIONALE DI NOTEVOLE INTERESSE PUBBLICO DEL VINCOLO PER IMMOBILI O AREE DICHIARATE DI NOTEVOLE INTERESSE PUBBLICO (ART. 136-141-157 D.LGS. N. 42/2004)</text:span></text:span></text:p>
      <text:p text:style-name="P1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14">decreto ministeriale di apposizione vincolo</text:span></text:span></text:p>
          </table:table-cell>
          <table:table-cell table:style-name="Tabella4.A1" office:value-type="string">
            <text:p text:style-name="P26"><text:span text:style-name="Car._20_predefinito_20_paragrafo"><text:span text:style-name="T14">numero vincolo Soprintendenza </text:span></text:span></text:p>
          </table:table-cell>
          <table:table-cell table:style-name="Tabella4.A1" office:value-type="string">
            <text:p text:style-name="P26"><text:span text:style-name="Car._20_predefinito_20_paragrafo"><text:span text:style-name="T14">OGGETTO</text:span></text:span></text:p>
          </table:table-cell>
          <table:table-cell table:style-name="Tabella4.A1" office:value-type="string">
            <text:p text:style-name="P26"><text:span text:style-name="Car._20_predefinito_20_paragrafo"><text:span text:style-name="T14">classificazione di cui al decreto di vincolo</text:span></text:span></text:p>
          </table:table-cell>
          <table:table-cell table:style-name="Tabella4.A1" office:value-type="string">
            <text:p text:style-name="P26"><text:span text:style-name="Car._20_predefinito_20_paragrafo"><text:span text:style-name="T14">classificazione ai sensi art. 136 del DLGS 42/2004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2">20 marzo 1956</text:p>
          </table:table-cell>
          <table:table-cell table:style-name="Tabella4.A1" office:value-type="string">
            <text:p text:style-name="P22">070546 </text:p>
          </table:table-cell>
          <table:table-cell table:style-name="Tabella4.A1" office:value-type="string">
            <text:p text:style-name="P26"><text:span text:style-name="Car._20_predefinito_20_paragrafo"><text:span text:style-name="T12">Dichiarazione di notevole interesse pubblico della sede stradale della </text:span></text:span><text:span text:style-name="Car._20_predefinito_20_paragrafo"><text:span text:style-name="T14">Via Aurelia</text:span></text:span><text:span text:style-name="Car._20_predefinito_20_paragrafo"><text:span text:style-name="T12"> nel percorso compreso nel territorio della Provincia di Savona</text:span></text:span></text:p>
          </table:table-cell>
          <table:table-cell table:style-name="Tabella4.A1" office:value-type="string">
            <text:p text:style-name="P22">numeri 3 e 4 dell'art. 1 della legge 29.06.1939 n. 1497</text:p>
          </table:table-cell>
          <table:table-cell table:style-name="Tabella4.A1" office:value-type="string">
            <text:p text:style-name="P26"><text:span text:style-name="Car._20_predefinito_20_paragrafo"><text:span text:style-name="T14">lettere c) e d) </text:span></text:span><text:span text:style-name="Car._20_predefinito_20_paragrafo"><text:span text:style-name="T12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2">24 aprile 1985</text:p>
          </table:table-cell>
          <table:table-cell table:style-name="Tabella4.A1" office:value-type="string">
            <text:p text:style-name="P22">070557</text:p>
          </table:table-cell>
          <table:table-cell table:style-name="Tabella4.A1" office:value-type="string">
            <text:p text:style-name="P26"><text:span text:style-name="Car._20_predefinito_20_paragrafo"><text:span text:style-name="T12">Dichiarazione di notevole interesse pubblico del </text:span></text:span><text:span text:style-name="Car._20_predefinito_20_paragrafo"><text:span text:style-name="T14">complesso paesistico del passo di Cadibona</text:span></text:span></text:p>
          </table:table-cell>
          <table:table-cell table:style-name="Tabella4.A1" office:value-type="string">
            <text:p text:style-name="P22">numeri 3 e 4 dell'art. 1 della legge 29.06.1939 n. 1497</text:p>
          </table:table-cell>
          <table:table-cell table:style-name="Tabella4.A1" office:value-type="string">
            <text:p text:style-name="P26"><text:span text:style-name="Car._20_predefinito_20_paragrafo"><text:span text:style-name="T14">lettere c) e d) </text:span></text:span><text:span text:style-name="Car._20_predefinito_20_paragrafo"><text:span text:style-name="T12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2">24 aprile 1985</text:p>
          </table:table-cell>
          <table:table-cell table:style-name="Tabella4.A1" office:value-type="string">
            <text:p text:style-name="P22">070506</text:p>
          </table:table-cell>
          <table:table-cell table:style-name="Tabella4.A1" office:value-type="string">
            <text:p text:style-name="P26"><text:span text:style-name="Car._20_predefinito_20_paragrafo"><text:span text:style-name="T12">Dichiarazione di notevole interesse pubblico del </text:span></text:span><text:span text:style-name="Car._20_predefinito_20_paragrafo"><text:span text:style-name="T14">complesso paesistico dei boschi di Montenotte</text:span></text:span></text:p>
          </table:table-cell>
          <table:table-cell table:style-name="Tabella4.A1" office:value-type="string">
            <text:p text:style-name="P22">numeri 3 e 4 dell'art. 1 della legge 29.06.1939 n. 1497</text:p>
          </table:table-cell>
          <table:table-cell table:style-name="Tabella4.A1" office:value-type="string">
            <text:p text:style-name="P26"><text:span text:style-name="Car._20_predefinito_20_paragrafo"><text:span text:style-name="T14">lettere c) e d) </text:span></text:span><text:span text:style-name="Car._20_predefinito_20_paragrafo"><text:span text:style-name="T12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2">10 settembre 1931</text:p>
          </table:table-cell>
          <table:table-cell table:style-name="Tabella4.A1" office:value-type="string">
            <text:p text:style-name="P22">070559</text:p>
          </table:table-cell>
          <table:table-cell table:style-name="Tabella4.A1" office:value-type="string">
            <text:p text:style-name="P26"><text:span text:style-name="Car._20_predefinito_20_paragrafo"><text:span text:style-name="T12">Dichiarazione di notevole interesse pubblico della </text:span></text:span><text:span text:style-name="Car._20_predefinito_20_paragrafo"><text:span text:style-name="T14">villa con giardino e altri terreni boschivi attinenti all'ex Convento dei Padri </text:span></text:span><text:soft-page-break/><text:span text:style-name="Car._20_predefinito_20_paragrafo"><text:span text:style-name="T14">zoccolanti di San Giacomo </text:span></text:span></text:p>
          </table:table-cell>
          <table:table-cell table:style-name="Tabella4.A1" office:value-type="string">
            <text:p text:style-name="P22">*****************</text:p>
          </table:table-cell>
          <table:table-cell table:style-name="Tabella4.A1" office:value-type="string">
            <text:p text:style-name="P26"><text:span text:style-name="Car._20_predefinito_20_paragrafo"><text:span text:style-name="T14">lettera b) </text:span></text:span><text:span text:style-name="Car._20_predefinito_20_paragrafo"><text:span text:style-name="T12">del comma 1 dell'art. 136 del DLGS 42/2004</text:span></text:span></text:p>
            <text:p text:style-name="P22"/>
            <text:p text:style-name="P22"><text:soft-page-break/>il decreto è antecedente alla legge 1497/1939. Si procede pertanto a una classificazione per analogia con le voci dell'articolo136</text:p>
          </table:table-cell>
        </table:table-row>
      </table:table>
      <text:p text:style-name="P16"/>
      <text:p text:style-name="P25"><text:span text:style-name="Car._20_predefinito_20_paragrafo"><text:span text:style-name="T8">2) PRESENZA DI AREE TUTELATE PER LEGGE (ART. 142 DEL D.LGS. N. 42/2004)</text:span></text:span></text:p>
      <text:p text:style-name="P1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6"><text:span text:style-name="Car._20_predefinito_20_paragrafo"><text:span text:style-name="T14">qualificazione vincolo</text:span></text:span></text:p>
          </table:table-cell>
          <table:table-cell table:style-name="Tabella5.A1" office:value-type="string">
            <text:p text:style-name="P26"><text:span text:style-name="Car._20_predefinito_20_paragrafo"><text:span text:style-name="T14">Rif. lettera del comma 1 dell'art. 142 del dlgs 42/2004</text:span></text:span></text:p>
          </table:table-cell>
          <table:table-cell table:style-name="Tabella5.A1" office:value-type="string">
            <text:p text:style-name="P26"><text:span text:style-name="Car._20_predefinito_20_paragrafo"><text:span text:style-name="T14">definizione comma 142 dell'art. 1 del dlgs 42/2004</text:span></text:span></text:p>
          </table:table-cell>
        </table:table-row>
        <table:table-row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21"/>
            <text:p text:style-name="P21"/>
          </table:table-cell>
          <table:table-cell table:style-name="Tabella5.A1" office:value-type="string">
            <text:p text:style-name="P22">a)</text:p>
          </table:table-cell>
          <table:table-cell table:style-name="Tabella5.A1" office:value-type="string">
            <text:p text:style-name="P25"><text:span text:style-name="Car._20_predefinito_20_paragrafo"><text:span text:style-name="T2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2">c) </text:p>
          </table:table-cell>
          <table:table-cell table:style-name="Tabella5.A1" office:value-type="string">
            <text:p text:style-name="P25"><text:span text:style-name="Car._20_predefinito_20_paragrafo"><text:span text:style-name="T2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3">regio decreto 11 dicembre 1933, n. 1775</text:span></text:span></text:a><text:span text:style-name="Car._20_predefinito_20_paragrafo"><text:span text:style-name="T2">, e le relative sponde o piedi degli argini per una fascia di 150 metri ciascuna; </text:span></text:span></text:p>
          </table:table-cell>
        </table:table-row>
        <table:table-row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2">d)</text:p>
          </table:table-cell>
          <table:table-cell table:style-name="Tabella5.A1" office:value-type="string">
            <text:p text:style-name="P25"><text:span text:style-name="Car._20_predefinito_20_paragrafo"><text:span text:style-name="T2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2">g)</text:p>
          </table:table-cell>
          <table:table-cell table:style-name="Tabella5.A1" office:value-type="string">
            <text:p text:style-name="P25"><text:span text:style-name="Car._20_predefinito_20_paragrafo"><text:span text:style-name="T2">i territori coperti da foreste e da boschi, ancorchè percorsi o danneggiati dal fuoco, e quelli sottoposti a vincolo di rimboschimento, come definiti dall'</text:span></text:span><text:span text:style-name="Car._20_predefinito_20_paragrafo"><text:span text:style-name="T4">articolo 2, commi 2 e 6, del decreto legislativo 18 maggio 2001 n.227</text:span></text:span></text:p>
          </table:table-cell>
        </table:table-row>
        <table:table-row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22">m)</text:p>
          </table:table-cell>
          <table:table-cell table:style-name="Tabella5.A1" office:value-type="string">
            <text:p text:style-name="P25"><text:span text:style-name="Car._20_predefinito_20_paragrafo"><text:span text:style-name="T2">le zone di interesse archeologico</text:span></text:span></text:p>
          </table:table-cell>
        </table:table-row>
      </table:table>
      <text:p text:style-name="P19"/>
      <text:p text:style-name="P25"><text:span text:style-name="Car._20_predefinito_20_paragrafo"><text:span text:style-name="T7">COMPETENZA AL RILASCIO DELL’AUTORIZZAZIONE PAESAGGISTICA</text:span></text:span></text:p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27"><text:span text:style-name="Car._20_predefinito_20_paragrafo"><text:span text:style-name="T5">COMUNALE ai sensi dell'art. 1, comma 1, lettera a) punto 3) della L.R. 20/91 in quanto Comune dotato di disciplina paesistica (PUC vigente) </text:span></text:span></text:p>
          </table:table-cell>
          <table:table-cell table:style-name="Tabella6.A1" office:value-type="string">
            <text:p text:style-name="P16"/>
          </table:table-cell>
        </table:table-row>
        <table:table-row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27"><text:span text:style-name="Car._20_predefinito_20_paragrafo"><text:span text:style-name="T5">COMUNALE ai sensi dell'art. 1, comma 1, lettera a) punto 1) della L.R. 20/91 in quanto intervento previsto da SUA che ha riportato l'autorizzazione di massima in sede di approvazione </text:span></text:span></text:p>
          </table:table-cell>
          <table:table-cell table:style-name="Tabella6.A1" office:value-type="string">
            <text:p text:style-name="P25"><text:span text:style-name="Car._20_predefinito_20_paragrafo"><text:span text:style-name="T5">SUA approvato il *****</text:span></text:span></text:p>
          </table:table-cell>
        </table:table-row>
      </table:table>
      <text:p text:style-name="P16"/>
      <text:p text:style-name="P25"><text:span text:style-name="Car._20_predefinito_20_paragrafo"><text:span text:style-name="T6">IL PROGETTO RISULTA CORREDATO DI : 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5"><text:span text:style-name="Car._20_predefinito_20_paragrafo"><text:span text:style-name="T9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5"><text:span text:style-name="Car._20_predefinito_20_paragrafo"><text:span text:style-name="T9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6"/>
      <text:p text:style-name="P31"><text:span text:style-name="Car._20_predefinito_20_paragrafo"><text:span text:style-name="T7">NOTE DESCRITTIVE DELLO STATO ATTUALE DELL'IMMOBILE O DELL'AREA TUTELATA AI FINI PAESAGGISTICI (elementi o valenze paesaggistiche che interessano l'area di intervento e il contesto paesaggistico)</text:span></text:span></text:p>
      <text:p text:style-name="P30"/>
      <text:p text:style-name="P30"/>
      <text:p text:style-name="P30"/>
      <text:p text:style-name="P30"><text:soft-page-break/></text:p>
      <text:p text:style-name="P30"/>
      <text:p text:style-name="P16"/>
      <text:p text:style-name="P31"><text:span text:style-name="Car._20_predefinito_20_paragrafo"><text:span text:style-name="T7">DESCRIZIONE SINTETICA DELL'INTERVENTO E DELLE CARATTERISTICHE DELLE OPERE (dimensioni materiali, colore, finiture, modalità di messa in opera, ecc.) </text:span></text:span></text:p>
      <text:p text:style-name="P30"/>
      <text:p text:style-name="P30"/>
      <text:p text:style-name="P30"/>
      <text:p text:style-name="P41"/>
      <text:p text:style-name="P33"><text:span text:style-name="Car._20_predefinito_20_paragrafo"><text:span text:style-name="T7">EFFETTI CONSEGUENTI ALLA REALIZZAZIONE DELLE OPERE E MITIGAZIONE DELL'IMPATTO DELL'INTERVENTO</text:span></text:span></text:p>
      <text:p text:style-name="P34"/>
      <text:p text:style-name="P34"/>
      <text:p text:style-name="P42"/>
      <text:p text:style-name="P35"><text:span text:style-name="Car._20_predefinito_20_paragrafo"><text:span text:style-name="T17">RAPPORTI CON LA DISCIPLINA PAESISTICA </text:span></text:span></text:p>
      <text:p text:style-name="P16"/>
      <text:p text:style-name="P36"><text:span text:style-name="Car._20_predefinito_20_paragrafo"><text:span text:style-name="T8">PIANO TERRITORIALE DI COORDINAMENTO PAESISTICO </text:span></text:span></text:p>
      <text:p text:style-name="P1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P4"/>
          </table:table-cell>
          <table:table-cell table:style-name="Tabella8.A1" office:value-type="string">
            <text:p text:style-name="P12"><text:span text:style-name="Car._20_predefinito_20_paragrafo"><text:span text:style-name="T14">CLASSIFICAZIONE</text:span></text:span></text:p>
          </table:table-cell>
          <table:table-cell table:style-name="Tabella8.A1" office:value-type="string">
            <text:p text:style-name="P12"><text:span text:style-name="Car._20_predefinito_20_paragrafo"><text:span text:style-name="T14">ART NA PTCP</text:span></text:span></text:p>
          </table:table-cell>
          <table:table-cell table:style-name="Tabella8.A1" office:value-type="string">
            <text:p text:style-name="P12"><text:span text:style-name="Car._20_predefinito_20_paragrafo"><text:span text:style-name="T14">CONFORMITA'</text:span></text:span></text:p>
          </table:table-cell>
        </table:table-row>
        <table:table-row>
          <table:table-cell table:style-name="Tabella8.A1" office:value-type="string">
            <text:p text:style-name="P13"><text:span text:style-name="Car._20_predefinito_20_paragrafo"><text:span text:style-name="T8">ASSETTO INSEDIATIVO</text:span></text:span></text:p>
          </table:table-cell>
          <table:table-cell table:style-name="Tabella8.A1" office:value-type="string">
            <text:p text:style-name="P8"/>
            <text:p text:style-name="P45">[zone_piano_4]</text:p>
          </table:table-cell>
          <table:table-cell table:style-name="Tabella8.A1" office:value-type="string">
            <text:p text:style-name="P8"/>
          </table:table-cell>
          <table:table-cell table:style-name="Tabella8.A1" office:value-type="string">
            <text:p text:style-name="P5">(in caso di interventi di riduzione boscata) L’intervento è disciplinato dalla normativa dell’assetto vegetazionale come precisato dall’art.5 comma 3 del PTCP</text:p>
            <text:p text:style-name="P13"><text:span text:style-name="Car._20_predefinito_20_paragrafo"><text:span text:style-name="T15">L’intervento non risulta in contrasto con la disciplina dell’assetto insediativo</text:span></text:span></text:p>
          </table:table-cell>
        </table:table-row>
        <table:table-row table:style-name="Tabella8.1">
          <table:table-cell table:style-name="Tabella8.A1" office:value-type="string">
            <text:p text:style-name="P10">ASSETTO VEGETAZIONALE</text:p>
            <text:p text:style-name="P9"/>
          </table:table-cell>
          <table:table-cell table:style-name="Tabella8.A1" office:value-type="string">
            <text:p text:style-name="P45">[zone_piano_5]</text:p>
          </table:table-cell>
          <table:table-cell table:style-name="Tabella8.A1" office:value-type="string">
            <text:p text:style-name="P2"/>
            <text:p text:style-name="P3"/>
          </table:table-cell>
          <table:table-cell table:style-name="Tabella8.A1" office:value-type="string">
            <text:p text:style-name="P13"><text:span text:style-name="Car._20_predefinito_20_paragrafo"><text:span text:style-name="T16">Risulta prevalente la disciplina dell’assetto insediativo in quanto intervento edilizio</text:span></text:span></text:p>
          </table:table-cell>
        </table:table-row>
        <table:table-row table:style-name="Tabella8.1">
          <table:table-cell table:style-name="Tabella8.A1" office:value-type="string">
            <text:p text:style-name="P12"><text:span text:style-name="Car._20_predefinito_20_paragrafo"><text:span text:style-name="T8">ASSETTO GEOMORFOLOGICO</text:span></text:span></text:p>
          </table:table-cell>
          <table:table-cell table:style-name="Tabella8.A1" office:value-type="string">
            <text:p text:style-name="P45">[zone_piano_3]</text:p>
          </table:table-cell>
          <table:table-cell table:style-name="Tabella8.A1" office:value-type="string">
            <text:p text:style-name="P4"/>
          </table:table-cell>
          <table:table-cell table:style-name="Tabella8.A1" office:value-type="string">
            <text:p text:style-name="P6">Risulta prevalente la disciplina dell’assetto insediativo in quanto intervento edilizio</text:p>
            <text:p text:style-name="P7"/>
          </table:table-cell>
        </table:table-row>
      </table:table>
      <text:p text:style-name="P16"/>
      <text:p text:style-name="P37"><text:span text:style-name="Car._20_predefinito_20_paragrafo"><text:span text:style-name="T8">SOI PREVISTO DAL PTCP</text:span></text:span></text:p>
      <text:p text:style-name="P38"/>
      <text:p text:style-name="P16"/>
      <text:p text:style-name="P31"><text:span text:style-name="Car._20_predefinito_20_paragrafo"><text:span text:style-name="T11">DISCIPLINA DI LIVELLO PUNTUALE DI PUC (FASCICOLO St 5_STRUTTURA DEL PIANO_NORME DI LIVELLO PUNTUALE DI PTCP)</text:span></text:span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 table:style-name="Tabella9.1">
          <table:table-cell table:style-name="Tabella9.A1" office:value-type="string">
            <text:p text:style-name="P28"><text:span text:style-name="Car._20_predefinito_20_paragrafo"><text:span text:style-name="T8">SUBAMBITO</text:span></text:span></text:p>
          </table:table-cell>
          <table:table-cell table:style-name="Tabella9.A1" office:value-type="string">
            <text:p text:style-name="P28"><text:span text:style-name="Car._20_predefinito_20_paragrafo"><text:span text:style-name="T8">OPERE DI PROGETTO</text:span></text:span></text:p>
          </table:table-cell>
          <table:table-cell table:style-name="Tabella9.A1" office:value-type="string">
            <text:p text:style-name="P28"><text:span text:style-name="Car._20_predefinito_20_paragrafo"><text:span text:style-name="T8">CATEGORIA</text:span></text:span></text:p>
          </table:table-cell>
          <table:table-cell table:style-name="Tabella9.A1" office:value-type="string">
            <text:p text:style-name="P28"><text:span text:style-name="Car._20_predefinito_20_paragrafo"><text:span text:style-name="T8">ART</text:span></text:span></text:p>
          </table:table-cell>
          <table:table-cell table:style-name="Tabella9.A1" office:value-type="string">
            <text:p text:style-name="P28"><text:span text:style-name="Car._20_predefinito_20_paragrafo"><text:span text:style-name="T8">DISCIPLINA</text:span></text:span></text:p>
          </table:table-cell>
          <table:table-cell table:style-name="Tabella9.A1" office:value-type="string">
            <text:p text:style-name="P28"><text:span text:style-name="Car._20_predefinito_20_paragrafo"><text:span text:style-name="T8">CONFORMITA'</text:span></text:span></text:p>
          </table:table-cell>
        </table:table-row>
        <table:table-row>
          <table:table-cell table:style-name="Tabella9.A1" office:value-type="string">
            <text:p text:style-name="P44">[zone_piano_7]</text:p>
          </table:table-cell>
          <table:table-cell table:style-name="Tabella9.A1" office:value-type="string">
            <text:p text:style-name="P19"/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</table:table-row>
        <text:soft-page-break/>
        <table:table-row table:style-name="Tabella9.1"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  <text:p text:style-name="P20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</table:table-row>
        <table:table-row table:style-name="Tabella9.1">
          <table:table-cell table:style-name="Tabella9.A1" office:value-type="string">
            <text:p text:style-name="P19"/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  <table:table-cell table:style-name="Tabella9.A1" office:value-type="string">
            <text:p text:style-name="P19"/>
          </table:table-cell>
        </table:table-row>
      </table:table>
      <text:p text:style-name="P19"/>
      <text:p text:style-name="P16"/>
      <text:p text:style-name="P31"><text:span text:style-name="Car._20_predefinito_20_paragrafo"><text:span text:style-name="T11">ALTRO</text:span></text:span></text:p>
      <text:p text:style-name="P30"/>
      <text:p text:style-name="P16"/>
      <text:p text:style-name="P31"><text:span text:style-name="Car._20_predefinito_20_paragrafo"><text:span text:style-name="T11">PARERE DI CONFORMITA' DELL’INTERVENTO CON LA DISCIPLINA PAESAGGISTICA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6"/>
      <text:p text:style-name="P16">DATA: </text:p>
      <text:p text:style-name="P16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3">L’ISTRUTTORE</text:p>
            <text:p text:style-name="P23">[<text:span text:style-name="T18">istruttore_tecnico</text:span>]</text:p>
          </table:table-cell>
          <table:table-cell table:style-name="Tabella10.A1" office:value-type="string">
            <text:p text:style-name="P23">IL RESPONSABILE DEL PROCEDIMENTO</text:p>
            <text:p text:style-name="P23">PAESAGGISTICO</text:p>
            <text:p text:style-name="P23">Arch. Sandra Venturi</text:p>
            <text:p text:style-name="P23"/>
          </table:table-cell>
        </table:table-row>
      </table:table>
      <text:p text:style-name="P1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justify"/>
    </style:style>
    <style:style style:name="MP2" style:family="paragraph">
      <style:paragraph-properties fo:margin-top="0cm" fo:margin-bottom="0cm"/>
    </style:style>
    <style:style style:name="MP3" style:family="paragraph">
      <style:paragraph-properties fo:margin-left="9.991cm" fo:margin-right="0cm" fo:text-align="justify" fo:text-indent="0cm">
        <style:tab-stops/>
      </style:paragraph-properties>
    </style:style>
    <style:style style:name="MP4" style:family="paragraph">
      <style:paragraph-properties style:writing-mode="lr-tb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color="#000000" fo:font-style="italic" style:font-style-asian="italic" style:font-style-complex="italic"/>
    </style:style>
    <style:style style:name="MT5" style:family="text">
      <style:text-properties style:font-name="Arial" fo:font-style="italic" fo:font-weight="bold" style:font-style-asian="italic" style:font-weight-asian="bold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2"><text:span text:style-name="MT4">Servizio Urbanistica e Paesaggio</text:span></text:p><text:p text:style-name="MP3"><text:span text:style-name="MT5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3:56:00Z</meta:creation-date>
    <dc:date>2014-02-03T11:34:12.297000000</dc:date>
    <meta:print-date>2000-06-01T13:30:00Z</meta:print-date>
    <meta:editing-cycles>4</meta:editing-cycles>
    <meta:editing-duration>PT6M</meta:editing-duration>
    <meta:document-statistic meta:table-count="10" meta:image-count="0" meta:object-count="1" meta:page-count="5" meta:paragraph-count="123" meta:word-count="1035" meta:character-count="7036" meta:non-whitespace-character-count="6084"/>
    <meta:template xlink:type="simple" xlink:actuate="onRequest" xlink:title="" xlink:href="./relazione%20paesaggistica%20ordinaria.dot"/>
  </office:meta>
</office:document-meta>
</file>